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c97e" officeooo:paragraph-rsid="0011c97e"/>
    </style:style>
    <style:style style:name="P2" style:family="paragraph" style:parent-style-name="Standard">
      <style:paragraph-properties fo:text-align="center" style:justify-single-word="false"/>
      <style:text-properties officeooo:rsid="0011c97e" officeooo:paragraph-rsid="0011c97e"/>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date style:data-style-name="N37" text:date-value="2020-03-02T14:40:59.738267166" text:fixed="true">03/02/20</text:date></text:p>
      <text:p text:style-name="Standard"/>
      <text:p text:style-name="P2">What The Fuck Life</text:p>
      <text:p text:style-name="P2">by Kyle Eggleston</text:p>
      <text:p text:style-name="P1"/>
      <text:p text:style-name="P1"><text:tab/>Okay so the title isn’t very nice, it’s crude actually. I don’t know how best to express myself at the moment. Here we are. There doesn’t seem to be any kind of escape. Everything simply passes into the abyss and we are here hoping for something good to come out of it. I mean, is there anything good that can come out of it? I don’t know. There’s so much in life that we cannot even find the beginning of the good that might come around from it. What’s good in life? Can you give me one good thing that I can be thankful for in this life? I would love to hear it. I cannot think of something good. I can sit here yeah, but that doesn’t mean something good will actually come from any of it.</text:p>
      <text:p text:style-name="P1"><text:tab/>It would be nice to simply breathe and be calm for a moment. I don’t know how any of this will play out. I don’t know how any of it will end, I’m simply at a loss and I cannot understand how anything will happen. It would be nice to be able to smile and allow everything to float away gently in the middle night breeze. But that doesn’t work. It doesn’t happen.</text:p>
      <text:p text:style-name="P1"><text:tab/>I want answers. Answers to questions I haven’t fully thought out yet. Answers to things my soul knows it needs, but my brain cannot yet comprehend. You know the kind of answers I seek, and yet here I am. I do not know how or why I can’t get those questions answered. One would think it would be an easy thing. It’s not. It never is. Why would I still have questions and doubts, concerns if you will if the answers were so readily there. Tough question right? Yea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1" meta:paragraph-count="6" meta:word-count="308" meta:character-count="1562" meta:non-whitespace-character-count="1257"/>
  </office:meta>
</office:document-meta>
</file>